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OMPETENCE</text:p>
      <text:p text:style-name="P1"/>
      <text:p text:style-name="P1"/>
      <text:p text:style-name="P1"/>
      <text:p text:style-name="P2">Besoin du client :</text:p>
      <text:p text:style-name="P2"/>
      <text:list xml:id="list1545166847" text:style-name="L1">
        <text:list-item>
          <text:p text:style-name="P3">Priorité = La gestion de compétence</text:p>
        </text:list-item>
        <text:list-item>
          <text:p text:style-name="P3">MAJ de compétences</text:p>
        </text:list-item>
        <text:list-item>
          <text:p text:style-name="P3">Liste de compétences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>Gestion du Login / Mise en place du filtre</text:p>
        </text:list-item>
        <text:list-item>
          <text:p text:style-name="P3">Profil (utilisateur + CDP + admin avec flag en base)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>Promotion et Statut = Guide d'utilisation PGAdmin pour action CRUD en BDD.</text:p>
        </text:list-item>
        <text:list-item>
          <text:p text:style-name="P3"/>
        </text:list-item>
        <text:list-item>
          <text:p text:style-name="P3">Test fonctionnel = scénario </text:p>
        </text:list-item>
        <text:list-item>
          <text:p text:style-name="P3">Intégration excel d'utilisateurs</text:p>
        </text:list-item>
        <text:list-item>
          <text:p text:style-name="P3">Charge / Capacité / avancement / diagramme de Gant / Mesure calcul j/ho / Estimation de charge</text:p>
        </text:list-item>
        <text:list-item>
          <text:p text:style-name="P3">Guide développeur</text:p>
        </text:list-item>
        <text:list-item>
          <text:p text:style-name="P3">Guide utilisateur (utilisateur et chef de projet)</text:p>
        </text:list-item>
        <text:list-item>
          <text:p text:style-name="P3">SFG + SFD</text:p>
        </text:list-item>
        <text:list-item>
          <text:p text:style-name="P3">Maquette détaillée + enchainement</text:p>
        </text:list-item>
        <text:list-item>
          <text:p text:style-name="P3">Epurer le code</text:p>
        </text:list-item>
        <text:list-item>
          <text:p text:style-name="P3">Renommage de fichiers</text:p>
        </text:list-item>
        <text:list-item>
          <text:p text:style-name="P3">Organiser les dossi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0:01:06</meta:creation-date>
    <dc:date>2013-09-10T10:39:35</dc:date>
    <meta:editing-duration>PT14M5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8" meta:word-count="113" meta:character-count="605" meta:non-whitespace-character-count="525"/>
  </office:meta>
</office:document-meta>
</file>